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25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57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1.16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68.62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34.31mm"/>
    </style:style>
    <style:style style:name="co11" style:family="table-column">
      <style:table-column-properties fo:break-before="auto" style:column-width="50.38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55.28mm"/>
    </style:style>
    <style:style style:name="co14" style:family="table-column">
      <style:table-column-properties fo:break-before="auto" style:column-width="31.4mm"/>
    </style:style>
    <style:style style:name="co15" style:family="table-column">
      <style:table-column-properties fo:break-before="auto" style:column-width="85.23mm"/>
    </style:style>
    <style:style style:name="co16" style:family="table-column">
      <style:table-column-properties fo:break-before="auto" style:column-width="35.95mm"/>
    </style:style>
    <style:style style:name="co17" style:family="table-column">
      <style:table-column-properties fo:break-before="auto" style:column-width="83.33mm"/>
    </style:style>
    <style:style style:name="co18" style:family="table-column">
      <style:table-column-properties fo:break-before="auto" style:column-width="47.11mm"/>
    </style:style>
    <style:style style:name="co19" style:family="table-column">
      <style:table-column-properties fo:break-before="auto" style:column-width="70.8mm"/>
    </style:style>
    <style:style style:name="co20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eryt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itadel of Insanit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lacial Maw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yel Fortres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Nightmare Coas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Draumhei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oboro Reef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arken Glacie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Thro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he Rhen of Fate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Mount Sharax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imension: Kilcu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byssal Precipic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aduceus Ris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armer's Caldera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eepstrike Mine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oul Cascad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King's Breac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alm of the Fa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turn to Deepstri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haza'de Canyon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unic Descen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Fall of Lantern Hook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rt_Test_Fou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ought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Ember Is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reemar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loam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Pine Peak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athosi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oonshade High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lanetouched Wil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let Gorg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wood Rea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himmersan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ilver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illmoo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onefiel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nebrean Troub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rminu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ilded Prophecy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rimeval Feast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Hammerknell Fortr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ver of Soul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Mind of Madn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ssault on Bronze Tomb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Blighted Antechamber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har Station Ey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Library of the Runemaster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attle for Port Sci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lack Garde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Codex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Tenebrean Pris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Whitefall Steppe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mple of Anan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uath'de Cov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Alittu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Ashenfell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Gedlo Bad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Scatherran For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nebrean Schis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Vostigar Peak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Xarth Mi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Chronicle: A Hero Rise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uo-Queen Gambi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littu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n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ti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uditorium Carnos Plaz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zcu'azg Oas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ahralt's Ascen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each Chamber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onze Tomb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er of Obliv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ral Necropol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omet of Ahnke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aazez Wast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ream Hi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 of Infinit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stone Ridg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mpyrean Mi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ndless Ecli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ver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n's Retrea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ring Woo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etid Plain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ortress of the Apocaly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loamwood Gle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olem Found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mmerkne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rvest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unted Termin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eart of Darknes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Izbithu's Demi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arthan Po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estrel's Cry Rav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hor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Landquarium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lluma Track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thosian Cascad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riven Breach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shade Highla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ctus Monaste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vog Shr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laza Aurent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olyp Promenad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us Swamp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aint Taran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carlet Gorge Cliff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hadow Sc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narebrush Gro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illmoor Val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Flask Taver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Gro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rozza Estate Vill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ubzero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empest Isla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ower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ula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engeful Sk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olcanic Playgrou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Wyrd Hu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rchive of Fles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xodus of the Storm Que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olem Foundr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Realm of Twisted Dream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orm Breaker Protocol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ower of the Shattered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Unhallowed Boneforg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rdent Domai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shor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ape Ju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ity Co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astern Holding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dom of Pellada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swar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Morb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erato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eppes of Infinit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empest Ba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Dendrom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rim Awakening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riumph of the Dragon Queen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 of Blood: Mael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Akylio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Greenscal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Laethy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ndless Eclips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Frozen Tempes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Infinity Gat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arthan Ridge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Storm Legion</text:p>
          </table:table-cell>
        </table:table-row>
      </table:table>
      <table:table table:name="Vanilla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imension: Kilcu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byssal Precipic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aduceus Ris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armer's Caldera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eepstrike Mine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oul Cascad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King's Breac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alm of the Fa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turn to Deepstri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haza'de Canyon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unic Descen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Fall of Lantern Hook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rt_Test_Fou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ought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Ember Is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reemar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loam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Pine Peak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athosi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oonshade High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lanetouched Wil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let Gorg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wood Rea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himmersan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ilver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illmoo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onefiel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nebrean Troub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rminu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ilded Prophecy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rimeval Feast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Hammerknell Fortr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ver of Soul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Mind of Madn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Assault on Bronze Tomb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Blighted Antechamber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har Station Ey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Library of the Runemaster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attle for Port Sci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lack Garde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Codex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Tenebrean Pris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Whitefall Steppe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</table:table>
      <table:table table:name=" Nightmare Tide" table:style-name="ta1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itadel of Insanit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lacial Maw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yel Fortres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Nightmare Coas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Draumhei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oboro Reef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arken Glacie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Thro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he Rhen of Fate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Mount Sharax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</table:table>
      <table:table table:name="Storm Leg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hronicle: A Hero Rise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uo-Queen Gambi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littu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n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ti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uditorium Carnos Plaz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zcu'azg Oas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ahralt's Ascen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each Chamber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onze Tomb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er of Obliv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ral Necropol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omet of Ahnke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aazez Wast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ream Hi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 of Infinit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stone Ridg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mpyrean Mi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ndless Ecli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ver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n's Retrea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ring Woo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etid Plain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ortress of the Apocaly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loamwood Gle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olem Found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mmerkne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rvest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unted Termin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eart of Darknes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Izbithu's Demi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arthan Po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estrel's Cry Rav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hor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Landquarium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lluma Track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thosian Cascad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riven Breach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shade Highla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ctus Monaste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vog Shr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laza Aurent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olyp Promenad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us Swamp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aint Taran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carlet Gorge Cliff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hadow Sc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narebrush Gro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illmoor Val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Flask Taver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Gro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rozza Estate Vill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ubzero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empest Isla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ower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ula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engeful Sk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olcanic Playgrou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Wyrd Hu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rchive of Fles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xodus of the Storm Que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olem Foundr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Realm of Twisted Dream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orm Breaker Protocol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ower of the Shattered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Unhallowed Boneforg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rdent Domai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shor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ape Ju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ity Co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astern Holding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dom of Pellada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swar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Morb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erato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eppes of Infinit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empest Ba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Dendrom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rim Awakening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riumph of the Dragon Queen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 of Blood: Mael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Akylio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Greenscal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Laethy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ndless Eclips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Frozen Tempes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Infinity Gat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arthan Ridge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Storm Legion</text:p>
          </table:table-cell>
        </table:table-row>
      </table:table>
      <table:table table:name=" Starfall Prophecy" table:style-name="ta1"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littu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Ashenfell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Gedlo Bad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Scatherran For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nebrean Schis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Vostigar Peak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Xarth Mi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Intrepid 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mple of Anan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uath'de Cov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</table:table>
      <table:table table:name="only-zones" table:style-name="ta1"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rt_Test_Fou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onqu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ought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Ember Is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reemar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loam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Pine Peak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athosi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oonshade High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lanetouched Wil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let Gorg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carwood Reach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himmersan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ilverwoo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illmoo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tonefiel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nebrean Troub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erminu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raumhei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oboro Reef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arken Glacier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Thro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Ardent Domai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shora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ape Jul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City Co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astern Holding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dom of Pelladan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Kingsward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Morban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erato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eppes of Infinit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empest Bay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Dendrom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Alittu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Ashenfell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Gedlo Badland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Scatherran Forest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nebrean Schism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Vostigar Peaks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Xarth Mire</text:p>
          </table:table-cell>
          <table:table-cell office:value-type="string" calcext:value-type="string">
            <text:p><text:s/>Normal</text:p>
          </table:table-cell>
          <table:table-cell office:value-type="string" calcext:value-type="string">
            <text:p><text:s/>Starfall Prophecy</text:p>
          </table:table-cell>
        </table:table-row>
      </table:table>
      <table:table table:name="only-dungeons" table:style-name="ta1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Abyssal Precipic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aduceus Ris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armer's Caldera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eepstrike Mine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Foul Cascad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King's Breac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alm of the Fa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eturn to Deepstri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haza'de Canyon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unic Descen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Fall of Lantern Hook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itadel of Insanit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lacial Maw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yel Fortres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Nightmare Coast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Return to Iron Tomb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Archive of Flesh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mpyrean Cor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xodus of the Storm Que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Golem Foundry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Realm of Twisted Dream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Storm Breaker Protocol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ower of the Shattered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Unhallowed Boneforg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Intrepid Darkening Deeps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emple of Ananke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  <table:table-row table:style-name="ro1">
          <table:table-cell office:value-type="string" calcext:value-type="string">
            <text:p>Tuath'de Coven</text:p>
          </table:table-cell>
          <table:table-cell office:value-type="string" calcext:value-type="string">
            <text:p><text:s/>Dungeon</text:p>
          </table:table-cell>
          <table:table-cell office:value-type="string" calcext:value-type="string">
            <text:p><text:s/>Starfall Prophecy</text:p>
          </table:table-cell>
        </table:table-row>
      </table:table>
      <table:table table:name="only-chronicles" table:style-name="ta1">
        <table:table-column table:style-name="co1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Greenscale's Bligh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Hammerknell Fortres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 Chronicle: River of Soul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Sanctum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Chronicle: A Hero Rises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uo-Queen Gambit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Chronicle</text:p>
          </table:table-cell>
          <table:table-cell office:value-type="string" calcext:value-type="string">
            <text:p><text:s/>Storm Legion</text:p>
          </table:table-cell>
        </table:table-row>
      </table:table>
      <table:table table:name="only-warfronts" table:style-name="ta1">
        <table:table-column table:style-name="co1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ssault on Bronze Tomb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Blighted Antechamber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har Station Ey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Library of the Runemaster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attle for Port Sci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Black Garde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Codex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Tenebrean Prison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Whitefall Steppes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Karthan Ridge</text:p>
          </table:table-cell>
          <table:table-cell office:value-type="string" calcext:value-type="string">
            <text:p><text:s/>Warfront</text:p>
          </table:table-cell>
          <table:table-cell office:value-type="string" calcext:value-type="string">
            <text:p><text:s/>Storm Legion</text:p>
          </table:table-cell>
        </table:table-row>
      </table:table>
      <table:table table:name="only-dimensions" table:style-name="ta1">
        <table:table-column table:style-name="co1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imension: Kilcu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Dimension: Alittu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n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ti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uditorium Carnos Plaz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Azcu'azg Oas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ahralt's Ascen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each Chamber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Bronze Tomb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er of Obliv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entral Necropol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Comet of Ahnke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aazez Wast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Dream Hi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 of Infinit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dgestone Ridg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mpyrean Mi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ndless Ecli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Everywher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n's Retrea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aering Woo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etid Plain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Fortress of the Apocalyp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loamwood Gle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Golem Found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mmerknel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rvest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aunted Terminal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Heart of Darknes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Izbithu's Demis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arthan Po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estrel's Cry Rav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Khor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Landquarium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lluma Track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athosian Cascade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riven Breach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Moonshade Highland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ctus Monaster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Ovog Shr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laza Aurentin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olyp Promenad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Pus Swamp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aint Taranis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carlet Gorge Cliff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hadow Scio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narebrush Gro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illmoor Val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Flask Taver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one Grove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trozza Estate Villa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Subzero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empest Isla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ower Meadow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Tulan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engeful Sky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Volcanic Playground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Dimension: Wyrd Hut</text:p>
          </table:table-cell>
          <table:table-cell office:value-type="string" calcext:value-type="string">
            <text:p><text:s/>Dimension</text:p>
          </table:table-cell>
          <table:table-cell office:value-type="string" calcext:value-type="string">
            <text:p><text:s/>Storm Legion</text:p>
          </table:table-cell>
        </table:table-row>
      </table:table>
      <table:table table:name="only-raids" table:style-name="ta1">
        <table:table-column table:style-name="co20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ilded Prophecy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Drowned Halls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trepid: 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Primeval Feast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se of the Phoenix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Greenscale's Bligh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Hammerknell Fortr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Infernal Daw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River of Soul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Mind of Madnes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Rift</text:p>
          </table:table-cell>
        </table:table-row>
        <table:table-row table:style-name="ro1">
          <table:table-cell office:value-type="string" calcext:value-type="string">
            <text:p>The Rhen of Fate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Mount Sharax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Tyrant's 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Nightmare Tide</text:p>
          </table:table-cell>
        </table:table-row>
        <table:table-row table:style-name="ro1">
          <table:table-cell office:value-type="string" calcext:value-type="string">
            <text:p>Grim Awakening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riumph of the Dragon Queen</text:p>
          </table:table-cell>
          <table:table-cell office:value-type="string" calcext:value-type="string">
            <text:p><text:s/>Raid 1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 of Blood: Maelforg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Akylio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Greenscal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Bindings of Blood: Laethys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Endless Eclips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Frozen Tempest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Planebreaker Bastion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  <table:table-row table:style-name="ro1">
          <table:table-cell office:value-type="string" calcext:value-type="string">
            <text:p>The Infinity Gate</text:p>
          </table:table-cell>
          <table:table-cell office:value-type="string" calcext:value-type="string">
            <text:p><text:s/>Raid 20</text:p>
          </table:table-cell>
          <table:table-cell office:value-type="string" calcext:value-type="string">
            <text:p><text:s/>Storm Legion</text:p>
          </table:table-cell>
        </table:table-row>
      </table:table>
      <table:named-expressions/>
      <table:database-ranges>
        <table:database-range table:name="__Anonymous_Sheet_DB__0" table:target-range-address="Everything.A1:Everything.C1048576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3:21:06.313031689</meta:creation-date>
    <dc:date>2018-07-16T13:43:32.465810972</dc:date>
    <meta:editing-duration>PT22M18S</meta:editing-duration>
    <meta:editing-cycles>14</meta:editing-cycles>
    <meta:generator>LibreOffice/6.0.5.2$Linux_X86_64 LibreOffice_project/00m0$Build-2</meta:generator>
    <meta:document-statistic meta:table-count="11" meta:cell-count="1620" meta:object-count="0"/>
  </office:meta>
</office:document-meta>
</file>